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24.2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arget A</text:p>
          </table:table-cell>
          <table:table-cell office:value-type="string" calcext:value-type="string">
            <text:p>Target B</text:p>
          </table:table-cell>
          <table:table-cell/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[X/2,X]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[X/2,X]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[X/2,X]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[X/2,X]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[X/2,X]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[X/2,X]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[0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[X/2,X]</text:p>
          </table:table-cell>
          <table:table-cell/>
          <table:table-cell office:value-type="string" calcext:value-type="string">
            <text:p>[0,X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[d,X]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[X/2,X]</text:p>
          </table:table-cell>
          <table:table-cell/>
          <table:table-cell office:value-type="string" calcext:value-type="string">
            <text:p>[0,X-d]</text:p>
          </table:table-cell>
        </table:table-row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14:23:50.662143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3:42:31.756437817</meta:creation-date>
    <dc:date>2017-04-13T14:32:34.647722383</dc:date>
    <meta:editing-duration>PT4H11M35S</meta:editing-duration>
    <meta:editing-cycles>46</meta:editing-cycles>
    <meta:generator>LibreOffice/5.2.6.2$Linux_X86_64 LibreOffice_project/20m0$Build-2</meta:generator>
    <meta:document-statistic meta:table-count="1" meta:cell-count="258" meta:object-count="0"/>
  </office:meta>
</office:document-meta>
</file>